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pleteArgumentException.IncompleteArgumentException( String ar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pleteArgumentException.IncompleteArgumentException( String argName , String [ ] it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ompleteArgumentException.safeArrayToString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